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family="'DejaVu Sans Mono'" style:font-family-generic="swiss" style:font-pitch="fixed" fo:font-size="28pt" style:font-size-asian="28pt" style:font-size-complex="28pt"/>
    </style:style>
    <style:style style:name="P7" style:family="paragraph">
      <style:text-properties fo:font-size="28pt"/>
    </style:style>
    <style:style style:name="P8" style:family="paragraph">
      <style:paragraph-properties fo:line-height="200%" fo:text-align="start"/>
      <style:text-properties fo:font-size="18pt"/>
    </style:style>
    <style:style style:name="T1" style:family="text">
      <style:text-properties style:use-window-font-color="true" fo:font-family="'DejaVu Sans Mono'" style:font-family-generic="swiss" style:font-pitch="fixed" fo:font-size="18pt" fo:font-weight="normal" style:font-weight-asian="normal" style:font-weight-complex="normal"/>
    </style:style>
    <style:style style:name="T2" style:family="text">
      <style:text-properties fo:color="#000000" fo:font-family="'DejaVu Sans Mono'" style:font-family-generic="swiss" style:font-pitch="fixed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use-window-font-color="true" fo:font-family="'DejaVu Sans Mono'" style:font-family-generic="swiss" style:font-pitch="fixed" fo:font-size="32pt" fo:font-weight="normal" style:font-size-asian="32pt" style:font-weight-asian="normal" style:font-size-complex="32pt" style:font-weight-complex="normal"/>
    </style:style>
    <style:style style:name="T4" style:family="text">
      <style:text-properties style:use-window-font-color="true" fo:font-family="'DejaVu Sans Mono'" style:font-family-generic="swiss" style:font-pitch="fixed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color="#000000" fo:font-family="'DejaVu Sans Mono'" style:font-family-generic="swiss" style:font-pitch="fixed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family="'DejaVu Sans Mono'" style:font-family-generic="swiss" style:font-pitch="fixed" fo:font-size="18pt"/>
    </style:style>
    <style:style style:name="T7" style:family="text">
      <style:text-properties fo:color="#000000" fo:font-family="'DejaVu Sans Mono'" style:font-family-generic="swiss" style:font-pitch="fixed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family="'DejaVu Sans Mono'" style:font-family-generic="swiss" style:font-pitch="fixed" fo:font-size="28pt" style:font-size-asian="28pt" style:font-size-complex="28pt"/>
    </style:style>
    <style:style style:name="T9" style:family="text">
      <style:text-properties fo:font-family="'DejaVu Sans Mono'" style:font-family-generic="swiss" style:font-pitch="fixed"/>
    </style:style>
    <style:style style:name="T10" style:family="text">
      <style:text-properties fo:color="#ff0000" fo:font-family="'DejaVu Sans Mono'" style:font-family-generic="swiss" style:font-pitch="fixed" fo:font-size="18pt" fo:font-weight="bold" style:font-weight-asian="bold" style:font-weight-complex="bold"/>
    </style:style>
    <style:style style:name="T11" style:family="text">
      <style:text-properties fo:font-family="'DejaVu Sans Mono'" style:font-family-generic="swiss" style:font-pitch="fixed" fo:font-size="18pt" fo:font-weight="bold" style:font-weight-asian="bold" style:font-weight-complex="bold"/>
    </style:style>
    <style:style style:name="T12" style:family="text">
      <style:text-properties fo:color="#000000" fo:font-family="'DejaVu Sans Mono'" style:font-family-generic="swiss" style:font-pitch="fixed" fo:font-size="18pt" fo:font-weight="normal" style:font-weight-asian="normal" style:font-weight-complex="normal"/>
    </style:style>
    <style:style style:name="T13" style:family="text">
      <style:text-properties style:text-line-through-style="solid" fo:font-family="'DejaVu Sans Mono'" style:font-family-generic="swiss" style:font-pitch="fixed" fo:font-size="28pt" style:font-size-asian="28pt" style:font-size-complex="28pt"/>
    </style:style>
    <style:style style:name="T14" style:family="text">
      <style:text-properties fo:color="#ff0000" fo:font-family="'DejaVu Sans Mono'" style:font-family-generic="swiss" style:font-pitch="fixed" fo:font-size="28pt" style:font-size-asian="28pt" style:font-size-complex="28pt"/>
    </style:style>
    <style:style style:name="T15" style:family="text">
      <style:text-properties style:use-window-font-color="true" fo:font-family="'DejaVu Sans Mono'" style:font-family-generic="swiss" style:font-pitch="fixed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family="'DejaVu Sans Mono'" style:font-family-generic="swiss" style:font-pitch="fixed" fo:font-size="18pt"/>
    </style:style>
    <style:style style:name="T17" style:family="text">
      <style:text-properties fo:color="#ff0000" fo:font-family="'DejaVu Sans Mono'" style:font-family-generic="swiss" style:font-pitch="fixed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ff0000" fo:font-family="'DejaVu Sans Mono'" style:font-family-generic="swiss" style:font-pitch="fixed" fo:font-size="18pt" fo:font-weight="bold" style:font-weight-asian="bold" style:font-weight-complex="bold"/>
    </style:style>
    <style:style style:name="T19" style:family="text">
      <style:text-properties fo:color="#000000" fo:font-family="'DejaVu Sans Mono'" style:font-family-generic="swiss" style:font-pitch="fixed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color="#000000" fo:font-family="'DejaVu Sans Mono'" style:font-family-generic="swiss" style:font-pitch="fixe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4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4.5cm" svg:height="14.119cm" svg:x="2cm" svg:y="2.474cm">
          <draw:text-box>
            <text:p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3">Promise</text:span></text:p>
            <text:p text:style-name="P1"><text:span text:style-name="T4"/></text:p>
            <text:p text:style-name="P1"><text:span text:style-name="T2"/></text:p>
            <text:p text:style-name="P1"><text:span text:style-name="T2">make your python code faster</text:span></text:p>
            <text:p text:style-name="P1"><text:span text:style-name="T2">by promising to behave yourself</text:span></text:p>
            <text:p text:style-name="P1"><text:span text:style-name="T2"/></text:p>
            <text:p text:style-name="P1"><text:span text:style-name="T2"/></text:p>
            <text:p text:style-name="P1"><text:span text:style-name="T5">Ryan Kelly</text:span></text:p>
            <text:p text:style-name="P1"><text:span text:style-name="T5">ryan@rfk.id.au</text:span></text:p>
            <text:p text:style-name="P1"><text:span text:style-name="T4"/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2" draw:layer="layout" svg:width="20cm" svg:height="8.547cm" svg:x="9.5cm" svg:y="5cm">
          <draw:text-box>
            <text:p text:style-name="P2"><text:span text:style-name="T1"/></text:p>
            <text:p text:style-name="P4"><text:span text:style-name="T2"/></text:p>
            <text:p text:style-name="P4"><text:span text:style-name="T5"/></text:p>
            <text:list text:style-name="L2">
              <text:list-item>
                <text:p text:style-name="P5"><text:span text:style-name="T7"><text:s/></text:span><text:span text:style-name="T7">The What</text:span></text:p>
              </text:list-item>
              <text:list-item>
                <text:p text:style-name="P5"><text:span text:style-name="T7"><text:s/></text:span><text:span text:style-name="T7">The How</text:span></text:p>
              </text:list-item>
              <text:list-item>
                <text:p text:style-name="P5"><text:span text:style-name="T7"><text:s/></text:span><text:span text:style-name="T7">The Why</text:span></text:p>
              </text:list-item>
            </text:list>
            <text:p text:style-name="P4"><text:span text:style-name="T4"/></text:p>
            <text:p text:style-name="P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4" draw:layer="layout" svg:width="20cm" svg:height="7.23cm" svg:x="3.5cm" svg:y="5cm">
          <draw:text-box>
            <text:p text:style-name="P4"><text:span text:style-name="T1"/></text:p>
            <text:p text:style-name="P4"><text:span text:style-name="T2"/></text:p>
            <text:p text:style-name="P4"><text:span text:style-name="T5"/></text:p>
            <text:list text:style-name="L2">
              <text:list-header>
                <text:p text:style-name="P4"><text:span text:style-name="T7">The What</text:span></text:p>
                <text:p text:style-name="P4"><text:span text:style-name="T7"/></text:p>
              </text:list-header>
            </text:list>
            <text:p text:style-name="P4"><text:span text:style-name="T4"/></text:p>
            <text:p text:style-name="P4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2" draw:layer="layout" svg:width="21.5cm" svg:height="11.306cm" svg:x="3.5cm" svg:y="2cm">
          <draw:text-box>
            <text:p><text:span text:style-name="T6">items = [random.randint(0,100) for _ in xrange(100)]</text:span></text:p>
            <text:p><text:span text:style-name="T6"/></text:p>
            <text:p><text:span text:style-name="T6"/></text:p>
            <text:p><text:span text:style-name="T6">def calculate(x):</text:span></text:p>
            <text:p><text:span text:style-name="T6"><text:s text:c="4"/></text:span><text:span text:style-name="T6">return 3*x*x - 2*x + (1 / x)</text:span></text:p>
            <text:p><text:span text:style-name="T6"/></text:p>
            <text:p><text:span text:style-name="T6"/></text:p>
            <text:p><text:span text:style-name="T6">def aggregate():</text:span></text:p>
            <text:p><text:span text:style-name="T6"><text:s text:c="4"/></text:span><text:span text:style-name="T6">i = 0</text:span></text:p>
            <text:p><text:span text:style-name="T6"><text:s text:c="4"/></text:span><text:span text:style-name="T6">total = 0</text:span></text:p>
            <text:p><text:span text:style-name="T6"><text:s text:c="4"/></text:span><text:span text:style-name="T6">while i &lt; len(items):</text:span></text:p>
            <text:p><text:span text:style-name="T6"><text:s text:c="8"/></text:span><text:span text:style-name="T6">total += calculate(items[i])</text:span></text:p>
            <text:p><text:span text:style-name="T6"><text:s text:c="8"/></text:span><text:span text:style-name="T6">i += 1</text:span></text:p>
            <text:p><text:span text:style-name="T6"><text:s text:c="4"/></text:span><text:span text:style-name="T6">return total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2" draw:layer="layout" svg:width="21.5cm" svg:height="11.306cm" svg:x="3.5cm" svg:y="2cm">
          <draw:text-box>
            <text:p><text:span text:style-name="T6">items = [random.randint(0,100) for _ in xrange(100)]</text:span></text:p>
            <text:p><text:span text:style-name="T6"/></text:p>
            <text:p><text:span text:style-name="T6"/></text:p>
            <text:p><text:span text:style-name="T6">def calculate(x):</text:span></text:p>
            <text:p><text:span text:style-name="T6"><text:s text:c="4"/></text:span><text:span text:style-name="T6">return 3*x*x - 2*x + (1 / x)</text:span></text:p>
            <text:p><text:span text:style-name="T6"/></text:p>
            <text:p><text:span text:style-name="T6"/></text:p>
            <text:p><text:span text:style-name="T6">def aggregate():</text:span></text:p>
            <text:p><text:span text:style-name="T6"><text:s text:c="4"/></text:span><text:span text:style-name="T6">i = 0</text:span></text:p>
            <text:p><text:span text:style-name="T6"><text:s text:c="4"/></text:span><text:span text:style-name="T6">total = 0</text:span></text:p>
            <text:p><text:span text:style-name="T6"><text:s text:c="4"/></text:span><text:span text:style-name="T6">while i &lt; len(items):</text:span></text:p>
            <text:p><text:span text:style-name="T6"><text:s text:c="8"/></text:span><text:span text:style-name="T6">total += calculate(items[i])</text:span></text:p>
            <text:p><text:span text:style-name="T6"><text:s text:c="8"/></text:span><text:span text:style-name="T6">i += 1</text:span></text:p>
            <text:p><text:span text:style-name="T6"><text:s text:c="4"/></text:span><text:span text:style-name="T6">return total</text:span></text:p>
            <text:p><text:span text:style-name="T6"/></text:p>
          </draw:text-box>
        </draw:frame>
        <draw:frame draw:style-name="gr3" draw:text-style-name="P6" draw:layer="layout" svg:width="7.937cm" svg:height="1.398cm" svg:x="9.563cm" svg:y="15.434cm">
          <draw:text-box>
            <text:p><text:span text:style-name="T8">timeit:</text:span><text:span text:style-name="T8"><text:tab/></text:span><text:span text:style-name="T8"><text:tab/></text:span><text:span text:style-name="T8">83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layer="layout" svg:width="21.5cm" svg:height="11.306cm" svg:x="3.5cm" svg:y="2cm">
          <draw:text-box>
            <text:p><text:span text:style-name="T9">items = [random.randint(0,100) for _ in xrange(100)]</text:span></text:p>
            <text:p><text:span text:style-name="T9"/></text:p>
            <text:p><text:span text:style-name="T9"/></text:p>
            <text:p><text:span text:style-name="T9">def calculate(x):</text:span></text:p>
            <text:p><text:span text:style-name="T9"><text:s text:c="4"/></text:span><text:span text:style-name="T9">return 3*x*x - 2*x + (1 / x)</text:span></text:p>
            <text:p><text:span text:style-name="T9"/></text:p>
            <text:p><text:span text:style-name="T9"/></text:p>
            <text:p><text:span text:style-name="T9">def aggregate():</text:span></text:p>
            <text:p><text:span text:style-name="T9"><text:s text:c="4"/></text:span><text:span text:style-name="T9">i = 0</text:span></text:p>
            <text:p><text:span text:style-name="T9"><text:s text:c="4"/></text:span><text:span text:style-name="T9">total = 0</text:span></text:p>
            <text:p><text:span text:style-name="T9"><text:s text:c="4"/></text:span><text:span text:style-name="T9">while i &lt; len(items):</text:span></text:p>
            <text:p><text:span text:style-name="T9"><text:s text:c="8"/></text:span><text:span text:style-name="T9">total += calculate(items[i])</text:span></text:p>
            <text:p><text:span text:style-name="T9"><text:s text:c="8"/></text:span><text:span text:style-name="T9">i += 1</text:span></text:p>
            <text:p><text:span text:style-name="T9"><text:s text:c="4"/></text:span><text:span text:style-name="T9">return total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2" draw:layer="layout" svg:width="21.5cm" svg:height="12.043cm" svg:x="3.5cm" svg:y="2cm">
          <draw:text-box>
            <text:p><text:span text:style-name="T6">items = [random.randint(0,100) for _ in xrange(100)]</text:span></text:p>
            <text:p><text:span text:style-name="T6"/></text:p>
            <text:p><text:span text:style-name="T6"/></text:p>
            <text:p><text:span text:style-name="T6">def calculate(x):</text:span></text:p>
            <text:p><text:span text:style-name="T6"><text:s text:c="4"/></text:span><text:span text:style-name="T6">return 3*x*x - 2*x + (1 / x)</text:span></text:p>
            <text:p><text:span text:style-name="T6"/></text:p>
            <text:p><text:span text:style-name="T6"/></text:p>
            <text:p><text:span text:style-name="T6">def aggregate():</text:span></text:p>
            <text:p><text:span text:style-name="T6"><text:s text:c="4"/></text:span><text:span text:style-name="T6">i = 0</text:span></text:p>
            <text:p><text:span text:style-name="T6"><text:s text:c="4"/></text:span><text:span text:style-name="T6">total = 0</text:span></text:p>
            <text:p><text:span text:style-name="T6"><text:s text:c="4"/></text:span><text:span text:style-name="T10">l_items = items</text:span></text:p>
            <text:p><text:span text:style-name="T6"><text:s text:c="4"/></text:span><text:span text:style-name="T6">while i &lt; len(</text:span><text:span text:style-name="T10">l_items</text:span><text:span text:style-name="T6">):</text:span></text:p>
            <text:p><text:span text:style-name="T6"><text:s text:c="8"/></text:span><text:span text:style-name="T6">total += calculate(</text:span><text:span text:style-name="T10">l_items[i]</text:span><text:span text:style-name="T6">)</text:span></text:p>
            <text:p><text:span text:style-name="T6"><text:s text:c="8"/></text:span><text:span text:style-name="T6">i += 1</text:span></text:p>
            <text:p><text:span text:style-name="T6"><text:s text:c="4"/></text:span><text:span text:style-name="T6">return total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2" draw:layer="layout" svg:width="21.5cm" svg:height="12.043cm" svg:x="3.5cm" svg:y="2cm">
          <draw:text-box>
            <text:p><text:span text:style-name="T6">items = [random.randint(0,100) for _ in xrange(100)]</text:span></text:p>
            <text:p><text:span text:style-name="T6"/></text:p>
            <text:p><text:span text:style-name="T6"/></text:p>
            <text:p><text:span text:style-name="T6">def calculate(x):</text:span></text:p>
            <text:p><text:span text:style-name="T6"><text:s text:c="4"/></text:span><text:span text:style-name="T6">return 3*x*x - 2*x + (1 / x)</text:span></text:p>
            <text:p><text:span text:style-name="T6"/></text:p>
            <text:p><text:span text:style-name="T11"/></text:p>
            <text:p><text:span text:style-name="T10">@promise.invariant([“items”])</text:span></text:p>
            <text:p><text:span text:style-name="T6">def aggregate():</text:span></text:p>
            <text:p><text:span text:style-name="T6"><text:s text:c="4"/></text:span><text:span text:style-name="T6">i = 0</text:span></text:p>
            <text:p><text:span text:style-name="T6"><text:s text:c="4"/></text:span><text:span text:style-name="T6">total = 0</text:span></text:p>
            <text:p><text:span text:style-name="T6"><text:s text:c="4"/></text:span><text:span text:style-name="T6">while i &lt; len(</text:span><text:span text:style-name="T12">items</text:span><text:span text:style-name="T6">):</text:span></text:p>
            <text:p><text:span text:style-name="T6"><text:s text:c="8"/></text:span><text:span text:style-name="T6">total += calculate(</text:span><text:span text:style-name="T12">items[i]</text:span><text:span text:style-name="T6">)</text:span></text:p>
            <text:p><text:span text:style-name="T6"><text:s text:c="8"/></text:span><text:span text:style-name="T6">i += 1</text:span></text:p>
            <text:p><text:span text:style-name="T6"><text:s text:c="4"/></text:span><text:span text:style-name="T6">return total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2" draw:layer="layout" svg:width="21.5cm" svg:height="12.043cm" svg:x="3.5cm" svg:y="2cm">
          <draw:text-box>
            <text:p><text:span text:style-name="T6">items = [random.randint(0,100) for _ in xrange(100)]</text:span></text:p>
            <text:p><text:span text:style-name="T6"/></text:p>
            <text:p><text:span text:style-name="T6"/></text:p>
            <text:p><text:span text:style-name="T6">def calculate(x):</text:span></text:p>
            <text:p><text:span text:style-name="T6"><text:s text:c="4"/></text:span><text:span text:style-name="T6">return 3*x*x - 2*x + (1 / x)</text:span></text:p>
            <text:p><text:span text:style-name="T6"/></text:p>
            <text:p><text:span text:style-name="T11"/></text:p>
            <text:p><text:span text:style-name="T10">@promise.invariant([“items”])</text:span></text:p>
            <text:p><text:span text:style-name="T6">def aggregate():</text:span></text:p>
            <text:p><text:span text:style-name="T6"><text:s text:c="4"/></text:span><text:span text:style-name="T6">i = 0</text:span></text:p>
            <text:p><text:span text:style-name="T6"><text:s text:c="4"/></text:span><text:span text:style-name="T6">total = 0</text:span></text:p>
            <text:p><text:span text:style-name="T6"><text:s text:c="4"/></text:span><text:span text:style-name="T6">while i &lt; len(</text:span><text:span text:style-name="T12">items</text:span><text:span text:style-name="T6">):</text:span></text:p>
            <text:p><text:span text:style-name="T6"><text:s text:c="8"/></text:span><text:span text:style-name="T6">total += calculate(</text:span><text:span text:style-name="T12">items[i]</text:span><text:span text:style-name="T6">)</text:span></text:p>
            <text:p><text:span text:style-name="T6"><text:s text:c="8"/></text:span><text:span text:style-name="T6">i += 1</text:span></text:p>
            <text:p><text:span text:style-name="T6"><text:s text:c="4"/></text:span><text:span text:style-name="T6">return total</text:span></text:p>
            <text:p><text:span text:style-name="T6"/></text:p>
          </draw:text-box>
        </draw:frame>
        <draw:frame draw:style-name="gr3" draw:text-style-name="P6" draw:id="id1" draw:layer="layout" svg:width="9.715cm" svg:height="1.398cm" svg:x="9.563cm" svg:y="15.434cm">
          <draw:text-box>
            <text:p><text:span text:style-name="T8">timeit:</text:span><text:span text:style-name="T8"><text:tab/></text:span><text:span text:style-name="T8"><text:tab/></text:span><text:span text:style-name="T13">83</text:span><text:span text:style-name="T8"> </text:span><text:span text:style-name="T14">7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2" draw:layer="layout" svg:width="21.5cm" svg:height="11.306cm" svg:x="3.5cm" svg:y="2cm">
          <draw:text-box>
            <text:p><text:span text:style-name="T6">items = [random.randint(0,100) for _ in xrange(100)]</text:span></text:p>
            <text:p><text:span text:style-name="T6"/></text:p>
            <text:p><text:span text:style-name="T6"/></text:p>
            <text:p><text:span text:style-name="T6">def calculate(x):</text:span></text:p>
            <text:p><text:span text:style-name="T6"><text:s text:c="4"/></text:span><text:span text:style-name="T6">return 3*x*x - 2*x + (1 / x)</text:span></text:p>
            <text:p><text:span text:style-name="T6"/></text:p>
            <text:p><text:span text:style-name="T6"/></text:p>
            <text:p><text:span text:style-name="T6">def aggregate():</text:span></text:p>
            <text:p><text:span text:style-name="T6"><text:s text:c="4"/></text:span><text:span text:style-name="T6">i = 0</text:span></text:p>
            <text:p><text:span text:style-name="T6"><text:s text:c="4"/></text:span><text:span text:style-name="T6">total = 0</text:span></text:p>
            <text:p><text:span text:style-name="T6"><text:s text:c="4"/></text:span><text:span text:style-name="T6">while i &lt; len(items):</text:span></text:p>
            <text:p><text:span text:style-name="T6"><text:s text:c="8"/></text:span><text:span text:style-name="T6">total += calculate(items[i])</text:span></text:p>
            <text:p><text:span text:style-name="T6"><text:s text:c="8"/></text:span><text:span text:style-name="T6">i += 1</text:span></text:p>
            <text:p><text:span text:style-name="T6"><text:s text:c="4"/></text:span><text:span text:style-name="T6">return total</text:span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2" draw:layer="layout" svg:width="21.5cm" svg:height="11.306cm" svg:x="3.5cm" svg:y="2cm">
          <draw:text-box>
            <text:p text:style-name="P2"><text:span text:style-name="T6">items = [random.randint(0,100) for _ in xrange(100)]</text:span></text:p>
            <text:p text:style-name="P2"><text:span text:style-name="T6"/></text:p>
            <text:p text:style-name="P2"><text:span text:style-name="T6"/></text:p>
            <text:p text:style-name="P2"><text:span text:style-name="T6">def calculate(x):</text:span></text:p>
            <text:p text:style-name="P2"><text:span text:style-name="T6"><text:s text:c="4"/></text:span><text:span text:style-name="T6">return 3*x*x - 2*x + (1 / x)</text:span></text:p>
            <text:p text:style-name="P2"><text:span text:style-name="T6"/></text:p>
            <text:p text:style-name="P2"><text:span text:style-name="T6"/></text:p>
            <text:p text:style-name="P2"><text:span text:style-name="T6">def aggregate(</text:span><text:span text:style-name="T10">len=len</text:span><text:span text:style-name="T6">):</text:span></text:p>
            <text:p text:style-name="P2"><text:span text:style-name="T6"><text:s text:c="4"/></text:span><text:span text:style-name="T6">i = 0</text:span></text:p>
            <text:p text:style-name="P2"><text:span text:style-name="T6"><text:s text:c="4"/></text:span><text:span text:style-name="T6">total = 0</text:span></text:p>
            <text:p text:style-name="P2"><text:span text:style-name="T6"><text:s text:c="4"/></text:span><text:span text:style-name="T6">while i &lt; len(items):</text:span></text:p>
            <text:p text:style-name="P2"><text:span text:style-name="T6"><text:s text:c="8"/></text:span><text:span text:style-name="T6">total += calculate(items[i])</text:span></text:p>
            <text:p text:style-name="P2"><text:span text:style-name="T6"><text:s text:c="8"/></text:span><text:span text:style-name="T6">i += 1</text:span></text:p>
            <text:p text:style-name="P2"><text:span text:style-name="T6"><text:s text:c="4"/></text:span><text:span text:style-name="T6">return total</text:span></text:p>
            <text:p text:style-name="P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2" draw:layer="layout" svg:width="21.5cm" svg:height="12.043cm" svg:x="3.5cm" svg:y="2cm">
          <draw:text-box>
            <text:p><text:span text:style-name="T6">items = [random.randint(0,100) for _ in xrange(100)]</text:span></text:p>
            <text:p><text:span text:style-name="T6"/></text:p>
            <text:p><text:span text:style-name="T6"/></text:p>
            <text:p><text:span text:style-name="T6">def calculate(x):</text:span></text:p>
            <text:p><text:span text:style-name="T6"><text:s text:c="4"/></text:span><text:span text:style-name="T6">return 3*x*x - 2*x + (1 / x)</text:span></text:p>
            <text:p><text:span text:style-name="T6"/></text:p>
            <text:p><text:span text:style-name="T11"/></text:p>
            <text:p><text:span text:style-name="T10">@promise.constant([“len”])</text:span></text:p>
            <text:p><text:span text:style-name="T6">def aggregate():</text:span></text:p>
            <text:p><text:span text:style-name="T6"><text:s text:c="4"/></text:span><text:span text:style-name="T6">i = 0</text:span></text:p>
            <text:p><text:span text:style-name="T6"><text:s text:c="4"/></text:span><text:span text:style-name="T6">total = 0</text:span></text:p>
            <text:p><text:span text:style-name="T6"><text:s text:c="4"/></text:span><text:span text:style-name="T6">while i &lt; len(</text:span><text:span text:style-name="T12">items</text:span><text:span text:style-name="T6">):</text:span></text:p>
            <text:p><text:span text:style-name="T6"><text:s text:c="8"/></text:span><text:span text:style-name="T6">total += calculate(</text:span><text:span text:style-name="T12">items[i]</text:span><text:span text:style-name="T6">)</text:span></text:p>
            <text:p><text:span text:style-name="T6"><text:s text:c="8"/></text:span><text:span text:style-name="T6">i += 1</text:span></text:p>
            <text:p><text:span text:style-name="T6"><text:s text:c="4"/></text:span><text:span text:style-name="T6">return total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2" draw:layer="layout" svg:width="21.5cm" svg:height="12.043cm" svg:x="3.5cm" svg:y="2cm">
          <draw:text-box>
            <text:p><text:span text:style-name="T6">items = [random.randint(0,100) for _ in xrange(100)]</text:span></text:p>
            <text:p><text:span text:style-name="T6"/></text:p>
            <text:p><text:span text:style-name="T6"/></text:p>
            <text:p><text:span text:style-name="T6">def calculate(x):</text:span></text:p>
            <text:p><text:span text:style-name="T6"><text:s text:c="4"/></text:span><text:span text:style-name="T6">return 3*x*x - 2*x + (1 / x)</text:span></text:p>
            <text:p><text:span text:style-name="T6"/></text:p>
            <text:p><text:span text:style-name="T11"/></text:p>
            <text:p><text:span text:style-name="T10">@promise.constant([“len”])</text:span></text:p>
            <text:p><text:span text:style-name="T6">def aggregate():</text:span></text:p>
            <text:p><text:span text:style-name="T6"><text:s text:c="4"/></text:span><text:span text:style-name="T6">i = 0</text:span></text:p>
            <text:p><text:span text:style-name="T6"><text:s text:c="4"/></text:span><text:span text:style-name="T6">total = 0</text:span></text:p>
            <text:p><text:span text:style-name="T6"><text:s text:c="4"/></text:span><text:span text:style-name="T6">while i &lt; len(</text:span><text:span text:style-name="T12">items</text:span><text:span text:style-name="T6">):</text:span></text:p>
            <text:p><text:span text:style-name="T6"><text:s text:c="8"/></text:span><text:span text:style-name="T6">total += calculate(</text:span><text:span text:style-name="T12">items[i]</text:span><text:span text:style-name="T6">)</text:span></text:p>
            <text:p><text:span text:style-name="T6"><text:s text:c="8"/></text:span><text:span text:style-name="T6">i += 1</text:span></text:p>
            <text:p><text:span text:style-name="T6"><text:s text:c="4"/></text:span><text:span text:style-name="T6">return total</text:span></text:p>
            <text:p><text:span text:style-name="T6"/></text:p>
          </draw:text-box>
        </draw:frame>
        <draw:frame draw:style-name="gr3" draw:text-style-name="P6" draw:layer="layout" svg:width="10.901cm" svg:height="1.398cm" svg:x="9.563cm" svg:y="15.434cm">
          <draw:text-box>
            <text:p><text:span text:style-name="T8">timeit:</text:span><text:span text:style-name="T8"><text:tab/></text:span><text:span text:style-name="T8"><text:tab/></text:span><text:span text:style-name="T13">83</text:span><text:span text:style-name="T8"> </text:span><text:span text:style-name="T14">77.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2" draw:layer="layout" svg:width="21.5cm" svg:height="11.306cm" svg:x="3.5cm" svg:y="2cm">
          <draw:text-box>
            <text:p><text:span text:style-name="T6">items = [random.randint(0,100) for _ in xrange(100)]</text:span></text:p>
            <text:p><text:span text:style-name="T6"/></text:p>
            <text:p><text:span text:style-name="T6"/></text:p>
            <text:p><text:span text:style-name="T6">def calculate(x):</text:span></text:p>
            <text:p><text:span text:style-name="T6"><text:s text:c="4"/></text:span><text:span text:style-name="T6">return 3*x*x - 2*x + (1 / x)</text:span></text:p>
            <text:p><text:span text:style-name="T6"/></text:p>
            <text:p><text:span text:style-name="T6"/></text:p>
            <text:p><text:span text:style-name="T6">def aggregate():</text:span></text:p>
            <text:p><text:span text:style-name="T6"><text:s text:c="4"/></text:span><text:span text:style-name="T6">i = 0</text:span></text:p>
            <text:p><text:span text:style-name="T6"><text:s text:c="4"/></text:span><text:span text:style-name="T6">total = 0</text:span></text:p>
            <text:p><text:span text:style-name="T6"><text:s text:c="4"/></text:span><text:span text:style-name="T6">while i &lt; len(items):</text:span></text:p>
            <text:p><text:span text:style-name="T6"><text:s text:c="8"/></text:span><text:span text:style-name="T6">total += calculate(items[i])</text:span></text:p>
            <text:p><text:span text:style-name="T6"><text:s text:c="8"/></text:span><text:span text:style-name="T6">i += 1</text:span></text:p>
            <text:p><text:span text:style-name="T6"><text:s text:c="4"/></text:span><text:span text:style-name="T6">return total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2" draw:layer="layout" svg:width="21.5cm" svg:height="12.043cm" svg:x="3.5cm" svg:y="2cm">
          <draw:text-box>
            <text:p><text:span text:style-name="T6">items = [random.randint(0,100) for _ in xrange(100)]</text:span></text:p>
            <text:p><text:span text:style-name="T6"/></text:p>
            <text:p><text:span text:style-name="T6"/></text:p>
            <text:p><text:span text:style-name="T6">def calculate(x):</text:span></text:p>
            <text:p><text:span text:style-name="T6"><text:s text:c="4"/></text:span><text:span text:style-name="T6">return 3*x*x - 2*x + (1 / x)</text:span></text:p>
            <text:p><text:span text:style-name="T6"/></text:p>
            <text:p><text:span text:style-name="T6"/></text:p>
            <text:p><text:span text:style-name="T6">def aggregate():</text:span></text:p>
            <text:p><text:span text:style-name="T6"><text:s text:c="4"/></text:span><text:span text:style-name="T6">i = 0</text:span></text:p>
            <text:p><text:span text:style-name="T6"><text:s text:c="4"/></text:span><text:span text:style-name="T6">total = 0</text:span></text:p>
            <text:p><text:span text:style-name="T6"><text:s text:c="4"/></text:span><text:span text:style-name="T6">while i &lt; len(items):</text:span></text:p>
            <text:p><text:span text:style-name="T10"><text:s text:c="8"/></text:span><text:span text:style-name="T10">x = items[i]</text:span></text:p>
            <text:p><text:span text:style-name="T10"><text:s text:c="8"/></text:span><text:span text:style-name="T10">total += 3*x*x - 2*x + (1 / x)</text:span></text:p>
            <text:p><text:span text:style-name="T6"><text:s text:c="8"/></text:span><text:span text:style-name="T6">i += 1</text:span></text:p>
            <text:p><text:span text:style-name="T6"><text:s text:c="4"/></text:span><text:span text:style-name="T6">return total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2" draw:layer="layout" svg:width="21.5cm" svg:height="12.043cm" svg:x="3.5cm" svg:y="2cm">
          <draw:text-box>
            <text:p><text:span text:style-name="T6">items = [random.randint(0,100) for _ in xrange(100)]</text:span></text:p>
            <text:p><text:span text:style-name="T6"/></text:p>
            <text:p><text:span text:style-name="T6"/></text:p>
            <text:p><text:span text:style-name="T10">@promise.pure()</text:span></text:p>
            <text:p><text:span text:style-name="T6">def calculate(x):</text:span></text:p>
            <text:p><text:span text:style-name="T6"><text:s text:c="4"/></text:span><text:span text:style-name="T6">return 3*x*x - 2*x + (1 / x)</text:span></text:p>
            <text:p><text:span text:style-name="T6"/></text:p>
            <text:p><text:span text:style-name="T6"/></text:p>
            <text:p><text:span text:style-name="T6">def aggregate():</text:span></text:p>
            <text:p><text:span text:style-name="T6"><text:s text:c="4"/></text:span><text:span text:style-name="T6">i = 0</text:span></text:p>
            <text:p><text:span text:style-name="T6"><text:s text:c="4"/></text:span><text:span text:style-name="T6">total = 0</text:span></text:p>
            <text:p><text:span text:style-name="T6"><text:s text:c="4"/></text:span><text:span text:style-name="T6">while i &lt; len(items):</text:span></text:p>
            <text:p><text:span text:style-name="T6"><text:s text:c="8"/></text:span><text:span text:style-name="T6">total += calculate(items[i])</text:span></text:p>
            <text:p><text:span text:style-name="T6"><text:s text:c="8"/></text:span><text:span text:style-name="T6">i += 1</text:span></text:p>
            <text:p><text:span text:style-name="T6"><text:s text:c="4"/></text:span><text:span text:style-name="T6">return total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2" draw:layer="layout" svg:width="21.5cm" svg:height="12.78cm" svg:x="3.5cm" svg:y="2cm">
          <draw:text-box>
            <text:p><text:span text:style-name="T6">items = [random.randint(0,100) for _ in xrange(100)]</text:span></text:p>
            <text:p><text:span text:style-name="T6"/></text:p>
            <text:p><text:span text:style-name="T6"/></text:p>
            <text:p><text:span text:style-name="T10">@promise.pure()</text:span></text:p>
            <text:p><text:span text:style-name="T6">def calculate(x):</text:span></text:p>
            <text:p><text:span text:style-name="T6"><text:s text:c="4"/></text:span><text:span text:style-name="T6">return 3*x*x - 2*x + (1 / x)</text:span></text:p>
            <text:p><text:span text:style-name="T6"/></text:p>
            <text:p><text:span text:style-name="T11"/></text:p>
            <text:p><text:span text:style-name="T10">@promise.constant([“calculate”])</text:span></text:p>
            <text:p><text:span text:style-name="T6">def aggregate():</text:span></text:p>
            <text:p><text:span text:style-name="T6"><text:s text:c="4"/></text:span><text:span text:style-name="T6">i = 0</text:span></text:p>
            <text:p><text:span text:style-name="T6"><text:s text:c="4"/></text:span><text:span text:style-name="T6">total = 0</text:span></text:p>
            <text:p><text:span text:style-name="T6"><text:s text:c="4"/></text:span><text:span text:style-name="T6">while i &lt; len(</text:span><text:span text:style-name="T12">items</text:span><text:span text:style-name="T6">):</text:span></text:p>
            <text:p><text:span text:style-name="T6"><text:s text:c="8"/></text:span><text:span text:style-name="T6">total += calculate(</text:span><text:span text:style-name="T12">items[i]</text:span><text:span text:style-name="T6">)</text:span></text:p>
            <text:p><text:span text:style-name="T6"><text:s text:c="8"/></text:span><text:span text:style-name="T6">i += 1</text:span></text:p>
            <text:p><text:span text:style-name="T6"><text:s text:c="4"/></text:span><text:span text:style-name="T6">return total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2" draw:layer="layout" svg:width="21.5cm" svg:height="12.78cm" svg:x="3.5cm" svg:y="2cm">
          <draw:text-box>
            <text:p><text:span text:style-name="T6">items = [random.randint(0,100) for _ in xrange(100)]</text:span></text:p>
            <text:p><text:span text:style-name="T6"/></text:p>
            <text:p><text:span text:style-name="T6"/></text:p>
            <text:p><text:span text:style-name="T10">@promise.pure()</text:span></text:p>
            <text:p><text:span text:style-name="T6">def calculate(x):</text:span></text:p>
            <text:p><text:span text:style-name="T6"><text:s text:c="4"/></text:span><text:span text:style-name="T6">return 3*x*x - 2*x + (1 / x)</text:span></text:p>
            <text:p><text:span text:style-name="T6"/></text:p>
            <text:p><text:span text:style-name="T11"/></text:p>
            <text:p><text:span text:style-name="T10">@promise.constant([“calculate”])</text:span></text:p>
            <text:p><text:span text:style-name="T6">def aggregate():</text:span></text:p>
            <text:p><text:span text:style-name="T6"><text:s text:c="4"/></text:span><text:span text:style-name="T6">i = 0</text:span></text:p>
            <text:p><text:span text:style-name="T6"><text:s text:c="4"/></text:span><text:span text:style-name="T6">total = 0</text:span></text:p>
            <text:p><text:span text:style-name="T6"><text:s text:c="4"/></text:span><text:span text:style-name="T6">while i &lt; len(</text:span><text:span text:style-name="T12">items</text:span><text:span text:style-name="T6">):</text:span></text:p>
            <text:p><text:span text:style-name="T6"><text:s text:c="8"/></text:span><text:span text:style-name="T6">total += calculate(</text:span><text:span text:style-name="T12">items[i]</text:span><text:span text:style-name="T6">)</text:span></text:p>
            <text:p><text:span text:style-name="T6"><text:s text:c="8"/></text:span><text:span text:style-name="T6">i += 1</text:span></text:p>
            <text:p><text:span text:style-name="T6"><text:s text:c="4"/></text:span><text:span text:style-name="T6">return total</text:span></text:p>
            <text:p><text:span text:style-name="T6"/></text:p>
          </draw:text-box>
        </draw:frame>
        <draw:frame draw:style-name="gr3" draw:text-style-name="P6" draw:layer="layout" svg:width="10.901cm" svg:height="1.398cm" svg:x="9.563cm" svg:y="15.434cm">
          <draw:text-box>
            <text:p><text:span text:style-name="T8">timeit:</text:span><text:span text:style-name="T8"><text:tab/></text:span><text:span text:style-name="T8"><text:tab/></text:span><text:span text:style-name="T13">83</text:span><text:span text:style-name="T8"> </text:span><text:span text:style-name="T14">60.5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2" draw:layer="layout" svg:width="21.5cm" svg:height="13.517cm" svg:x="3.5cm" svg:y="2cm">
          <draw:text-box>
            <text:p><text:span text:style-name="T6">items = [random.randint(0,100) for _ in xrange(100)]</text:span></text:p>
            <text:p><text:span text:style-name="T6"/></text:p>
            <text:p><text:span text:style-name="T6"/></text:p>
            <text:p><text:span text:style-name="T10">@promise.pure()</text:span></text:p>
            <text:p><text:span text:style-name="T6">def calculate(x):</text:span></text:p>
            <text:p><text:span text:style-name="T6"><text:s text:c="4"/></text:span><text:span text:style-name="T6">return 3*x*x - 2*x + (1 / x)</text:span></text:p>
            <text:p><text:span text:style-name="T6"/></text:p>
            <text:p><text:span text:style-name="T6"/></text:p>
            <text:p><text:span text:style-name="T10">@promise.invariant([“items”])</text:span></text:p>
            <text:p><text:span text:style-name="T10">@promise.constant([“len”,“calculate”])</text:span></text:p>
            <text:p><text:span text:style-name="T6">def aggregate():</text:span></text:p>
            <text:p><text:span text:style-name="T6"><text:s text:c="4"/></text:span><text:span text:style-name="T6">i = 0</text:span></text:p>
            <text:p><text:span text:style-name="T6"><text:s text:c="4"/></text:span><text:span text:style-name="T6">total = 0</text:span></text:p>
            <text:p><text:span text:style-name="T6"><text:s text:c="4"/></text:span><text:span text:style-name="T6">while i &lt; len(</text:span><text:span text:style-name="T12">items</text:span><text:span text:style-name="T6">):</text:span></text:p>
            <text:p><text:span text:style-name="T6"><text:s text:c="8"/></text:span><text:span text:style-name="T6">total += calculate(</text:span><text:span text:style-name="T12">items[i]</text:span><text:span text:style-name="T6">)</text:span></text:p>
            <text:p><text:span text:style-name="T6"><text:s text:c="8"/></text:span><text:span text:style-name="T6">i += 1</text:span></text:p>
            <text:p><text:span text:style-name="T6"><text:s text:c="4"/></text:span><text:span text:style-name="T6">return total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2" draw:layer="layout" svg:width="21.5cm" svg:height="12.78cm" svg:x="3.5cm" svg:y="2cm">
          <draw:text-box>
            <text:p><text:span text:style-name="T6">items = [random.randint(0,100) for _ in xrange(100)]</text:span></text:p>
            <text:p><text:span text:style-name="T6"/></text:p>
            <text:p><text:span text:style-name="T6"/></text:p>
            <text:p><text:span text:style-name="T10">@promise.pure()</text:span></text:p>
            <text:p><text:span text:style-name="T6">def calculate(x):</text:span></text:p>
            <text:p><text:span text:style-name="T6"><text:s text:c="4"/></text:span><text:span text:style-name="T6">return 3*x*x - 2*x + (1 / x)</text:span></text:p>
            <text:p><text:span text:style-name="T6"/></text:p>
            <text:p><text:span text:style-name="T11"/></text:p>
            <text:p><text:span text:style-name="T10">@promise.sensible()</text:span></text:p>
            <text:p><text:span text:style-name="T6">def aggregate():</text:span></text:p>
            <text:p><text:span text:style-name="T6"><text:s text:c="4"/></text:span><text:span text:style-name="T6">i = 0</text:span></text:p>
            <text:p><text:span text:style-name="T6"><text:s text:c="4"/></text:span><text:span text:style-name="T6">total = 0</text:span></text:p>
            <text:p><text:span text:style-name="T6"><text:s text:c="4"/></text:span><text:span text:style-name="T6">while i &lt; len(</text:span><text:span text:style-name="T12">items</text:span><text:span text:style-name="T6">):</text:span></text:p>
            <text:p><text:span text:style-name="T6"><text:s text:c="8"/></text:span><text:span text:style-name="T6">total += calculate(</text:span><text:span text:style-name="T12">items[i]</text:span><text:span text:style-name="T6">)</text:span></text:p>
            <text:p><text:span text:style-name="T6"><text:s text:c="8"/></text:span><text:span text:style-name="T6">i += 1</text:span></text:p>
            <text:p><text:span text:style-name="T6"><text:s text:c="4"/></text:span><text:span text:style-name="T6">return total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2" draw:layer="layout" svg:width="21.5cm" svg:height="12.78cm" svg:x="3.5cm" svg:y="2cm">
          <draw:text-box>
            <text:p text:style-name="P2"><text:span text:style-name="T6">items = [random.randint(0,100) for _ in xrange(100)]</text:span></text:p>
            <text:p text:style-name="P2"><text:span text:style-name="T6"/></text:p>
            <text:p text:style-name="P2"><text:span text:style-name="T6"/></text:p>
            <text:p text:style-name="P2"><text:span text:style-name="T10">@promise.pure()</text:span></text:p>
            <text:p text:style-name="P2"><text:span text:style-name="T6">def calculate(x):</text:span></text:p>
            <text:p text:style-name="P2"><text:span text:style-name="T6"><text:s text:c="4"/></text:span><text:span text:style-name="T6">return 3*x*x - 2*x + (1 / x)</text:span></text:p>
            <text:p text:style-name="P2"><text:span text:style-name="T10"/></text:p>
            <text:p text:style-name="P2"><text:span text:style-name="T6">def aggregate():</text:span></text:p>
            <text:p text:style-name="P2"><text:span text:style-name="T6"><text:s text:c="4"/></text:span><text:span text:style-name="T6">i = 0</text:span></text:p>
            <text:p text:style-name="P2"><text:span text:style-name="T6"><text:s text:c="4"/></text:span><text:span text:style-name="T6">total = 0</text:span></text:p>
            <text:p text:style-name="P2"><text:span text:style-name="T6"><text:s text:c="4"/></text:span><text:span text:style-name="T6">while i &lt; len(</text:span><text:span text:style-name="T12">items</text:span><text:span text:style-name="T6">):</text:span></text:p>
            <text:p text:style-name="P2"><text:span text:style-name="T6"><text:s text:c="8"/></text:span><text:span text:style-name="T6">total += calculate(</text:span><text:span text:style-name="T12">items[i]</text:span><text:span text:style-name="T6">)</text:span></text:p>
            <text:p text:style-name="P2"><text:span text:style-name="T6"><text:s text:c="8"/></text:span><text:span text:style-name="T6">i += 1</text:span></text:p>
            <text:p text:style-name="P2"><text:span text:style-name="T6"><text:s text:c="4"/></text:span><text:span text:style-name="T6">return total</text:span></text:p>
            <text:p text:style-name="P2"><text:span text:style-name="T6"/></text:p>
            <text:p text:style-name="P2"><text:span text:style-name="T10">promise.sensible()(globals())</text:span></text:p>
            <text:p text:style-name="P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2" draw:layer="layout" svg:width="21.5cm" svg:height="12.78cm" svg:x="3.5cm" svg:y="2cm">
          <draw:text-box>
            <text:p text:style-name="P2"><text:span text:style-name="T6">items = [random.randint(0,100) for _ in xrange(100)]</text:span></text:p>
            <text:p text:style-name="P2"><text:span text:style-name="T6"/></text:p>
            <text:p text:style-name="P2"><text:span text:style-name="T6"/></text:p>
            <text:p text:style-name="P2"><text:span text:style-name="T10">@promise.pure()</text:span></text:p>
            <text:p text:style-name="P2"><text:span text:style-name="T6">def calculate(x):</text:span></text:p>
            <text:p text:style-name="P2"><text:span text:style-name="T6"><text:s text:c="4"/></text:span><text:span text:style-name="T6">return 3*x*x - 2*x + (1 / x)</text:span></text:p>
            <text:p text:style-name="P2"><text:span text:style-name="T10"/></text:p>
            <text:p text:style-name="P2"><text:span text:style-name="T6">def aggregate():</text:span></text:p>
            <text:p text:style-name="P2"><text:span text:style-name="T6"><text:s text:c="4"/></text:span><text:span text:style-name="T6">i = 0</text:span></text:p>
            <text:p text:style-name="P2"><text:span text:style-name="T6"><text:s text:c="4"/></text:span><text:span text:style-name="T6">total = 0</text:span></text:p>
            <text:p text:style-name="P2"><text:span text:style-name="T6"><text:s text:c="4"/></text:span><text:span text:style-name="T6">while i &lt; len(</text:span><text:span text:style-name="T12">items</text:span><text:span text:style-name="T6">):</text:span></text:p>
            <text:p text:style-name="P2"><text:span text:style-name="T6"><text:s text:c="8"/></text:span><text:span text:style-name="T6">total += calculate(</text:span><text:span text:style-name="T12">items[i]</text:span><text:span text:style-name="T6">)</text:span></text:p>
            <text:p text:style-name="P2"><text:span text:style-name="T6"><text:s text:c="8"/></text:span><text:span text:style-name="T6">i += 1</text:span></text:p>
            <text:p text:style-name="P2"><text:span text:style-name="T6"><text:s text:c="4"/></text:span><text:span text:style-name="T6">return total</text:span></text:p>
            <text:p text:style-name="P2"><text:span text:style-name="T6"/></text:p>
            <text:p text:style-name="P2"><text:span text:style-name="T10">promise.sensible()(globals())</text:span></text:p>
            <text:p text:style-name="P2"><text:span text:style-name="T6"/></text:p>
          </draw:text-box>
        </draw:frame>
        <draw:frame draw:style-name="gr3" draw:text-style-name="P6" draw:layer="layout" svg:width="10.901cm" svg:height="1.398cm" svg:x="9.563cm" svg:y="15.434cm">
          <draw:text-box>
            <text:p text:style-name="P7"><text:span text:style-name="T8">timeit:</text:span><text:span text:style-name="T8"><text:tab/></text:span><text:span text:style-name="T8"><text:tab/></text:span><text:span text:style-name="T13">83</text:span><text:span text:style-name="T8"> </text:span><text:span text:style-name="T14">56.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2" draw:layer="layout" svg:width="21.5cm" svg:height="11.306cm" svg:x="3.5cm" svg:y="2cm">
          <draw:text-box>
            <text:p><text:span text:style-name="T6">items = [random.randint(0,100) for _ in xrange(100)]</text:span></text:p>
            <text:p><text:span text:style-name="T6"/></text:p>
            <text:p><text:span text:style-name="T6"/></text:p>
            <text:p><text:span text:style-name="T6">def calculate(x):</text:span></text:p>
            <text:p><text:span text:style-name="T6"><text:s text:c="4"/></text:span><text:span text:style-name="T6">return 3*x*x - 2*x + (1 / x)</text:span></text:p>
            <text:p><text:span text:style-name="T6"/></text:p>
            <text:p><text:span text:style-name="T6"/></text:p>
            <text:p><text:span text:style-name="T6">def aggregate():</text:span></text:p>
            <text:p><text:span text:style-name="T6"><text:s text:c="4"/></text:span><text:span text:style-name="T6">i = 0</text:span></text:p>
            <text:p><text:span text:style-name="T6"><text:s text:c="4"/></text:span><text:span text:style-name="T6">total = 0</text:span></text:p>
            <text:p><text:span text:style-name="T6"><text:s text:c="4"/></text:span><text:span text:style-name="T6">while i &lt; len(items):</text:span></text:p>
            <text:p><text:span text:style-name="T6"><text:s text:c="8"/></text:span><text:span text:style-name="T6">total += calculate(items[i])</text:span></text:p>
            <text:p><text:span text:style-name="T6"><text:s text:c="8"/></text:span><text:span text:style-name="T6">i += 1</text:span></text:p>
            <text:p><text:span text:style-name="T6"><text:s text:c="4"/></text:span><text:span text:style-name="T6">return total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2" draw:layer="layout" svg:width="21.5cm" svg:height="7.621cm" svg:x="3.5cm" svg:y="2cm">
          <draw:text-box>
            <text:p><text:span text:style-name="T6">items = [random.randint(0,100) for _ in xrange(100)]</text:span></text:p>
            <text:p><text:span text:style-name="T6"/></text:p>
            <text:p><text:span text:style-name="T10"/></text:p>
            <text:p><text:span text:style-name="T6">def calculate(x):</text:span></text:p>
            <text:p><text:span text:style-name="T6"><text:s text:c="4"/></text:span><text:span text:style-name="T6">return 3*x*x - 2*x + (1 / x)</text:span></text:p>
            <text:p><text:span text:style-name="T6"/></text:p>
            <text:p><text:span text:style-name="T11"/></text:p>
            <text:p><text:span text:style-name="T6">def aggregate():</text:span></text:p>
            <text:p><text:span text:style-name="T6"><text:s text:c="4"/></text:span><text:span text:style-name="T10">return sum(calculate(i) for i in items)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2" draw:layer="layout" svg:width="21.5cm" svg:height="7.621cm" svg:x="3.5cm" svg:y="2cm">
          <draw:text-box>
            <text:p><text:span text:style-name="T6">items = [random.randint(0,100) for _ in xrange(100)]</text:span></text:p>
            <text:p><text:span text:style-name="T6"/></text:p>
            <text:p><text:span text:style-name="T10"/></text:p>
            <text:p><text:span text:style-name="T6">def calculate(x):</text:span></text:p>
            <text:p><text:span text:style-name="T6"><text:s text:c="4"/></text:span><text:span text:style-name="T6">return 3*x*x - 2*x + (1 / x)</text:span></text:p>
            <text:p><text:span text:style-name="T6"/></text:p>
            <text:p><text:span text:style-name="T11"/></text:p>
            <text:p><text:span text:style-name="T6">def aggregate():</text:span></text:p>
            <text:p><text:span text:style-name="T6"><text:s text:c="4"/></text:span><text:span text:style-name="T10">return sum(calculate(i) for i in items)</text:span></text:p>
            <text:p><text:span text:style-name="T6"/></text:p>
          </draw:text-box>
        </draw:frame>
        <draw:frame draw:style-name="gr3" draw:text-style-name="P6" draw:layer="layout" svg:width="9.715cm" svg:height="1.398cm" svg:x="9.563cm" svg:y="15.434cm">
          <draw:text-box>
            <text:p><text:span text:style-name="T8">timeit:</text:span><text:span text:style-name="T8"><text:tab/></text:span><text:span text:style-name="T8"><text:tab/></text:span><text:span text:style-name="T13">83</text:span><text:span text:style-name="T8"> </text:span><text:span text:style-name="T14">59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2" draw:layer="layout" svg:width="21.5cm" svg:height="9.095cm" svg:x="3.5cm" svg:y="2cm">
          <draw:text-box>
            <text:p><text:span text:style-name="T6">items = [random.randint(0,100) for _ in xrange(100)]</text:span></text:p>
            <text:p><text:span text:style-name="T6"/></text:p>
            <text:p><text:span text:style-name="T10"/></text:p>
            <text:p><text:span text:style-name="T10">@promise.pure()</text:span></text:p>
            <text:p><text:span text:style-name="T6">def calculate(x):</text:span></text:p>
            <text:p><text:span text:style-name="T6"><text:s text:c="4"/></text:span><text:span text:style-name="T6">return 3*x*x - 2*x + (1 / x)</text:span></text:p>
            <text:p><text:span text:style-name="T6"/></text:p>
            <text:p><text:span text:style-name="T11"/></text:p>
            <text:p><text:span text:style-name="T10">@promise.sensible()</text:span></text:p>
            <text:p><text:span text:style-name="T6">def aggregate():</text:span></text:p>
            <text:p><text:span text:style-name="T1"><text:s text:c="4"/></text:span><text:span text:style-name="T1">return sum(calculate(i) for i in items)</text:span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6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" draw:text-style-name="P2" draw:layer="layout" svg:width="21.5cm" svg:height="9.095cm" svg:x="3.5cm" svg:y="2cm">
          <draw:text-box>
            <text:p><text:span text:style-name="T6">items = [random.randint(0,100) for _ in xrange(100)]</text:span></text:p>
            <text:p><text:span text:style-name="T6"/></text:p>
            <text:p><text:span text:style-name="T10"/></text:p>
            <text:p><text:span text:style-name="T10">@promise.pure()</text:span></text:p>
            <text:p><text:span text:style-name="T6">def calculate(x):</text:span></text:p>
            <text:p><text:span text:style-name="T6"><text:s text:c="4"/></text:span><text:span text:style-name="T6">return 3*x*x - 2*x + (1 / x)</text:span></text:p>
            <text:p><text:span text:style-name="T6"/></text:p>
            <text:p><text:span text:style-name="T11"/></text:p>
            <text:p><text:span text:style-name="T10">@promise.sensible()</text:span></text:p>
            <text:p><text:span text:style-name="T6">def aggregate():</text:span></text:p>
            <text:p><text:span text:style-name="T1"><text:s text:c="4"/></text:span><text:span text:style-name="T1">return sum([calculate(i) for i in items])</text:span></text:p>
            <text:p><text:span text:style-name="T6"/></text:p>
          </draw:text-box>
        </draw:frame>
        <draw:frame draw:style-name="gr3" draw:text-style-name="P6" draw:layer="layout" svg:width="10.901cm" svg:height="1.398cm" svg:x="9.563cm" svg:y="15.434cm">
          <draw:text-box>
            <text:p><text:span text:style-name="T8">timeit:</text:span><text:span text:style-name="T8"><text:tab/></text:span><text:span text:style-name="T8"><text:tab/></text:span><text:span text:style-name="T13">83</text:span><text:span text:style-name="T8"> </text:span><text:span text:style-name="T14">42.6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4" draw:layer="layout" svg:width="20cm" svg:height="7.23cm" svg:x="3.5cm" svg:y="5cm">
          <draw:text-box>
            <text:p text:style-name="P4"><text:span text:style-name="T1"/></text:p>
            <text:p text:style-name="P4"><text:span text:style-name="T2"/></text:p>
            <text:p text:style-name="P4"><text:span text:style-name="T5"/></text:p>
            <text:list text:style-name="L2">
              <text:list-header>
                <text:p text:style-name="P4"><text:span text:style-name="T7">The How</text:span></text:p>
                <text:p text:style-name="P4"><text:span text:style-name="T7"/></text:p>
              </text:list-header>
            </text:list>
            <text:p text:style-name="P4"><text:span text:style-name="T4"/></text:p>
            <text:p text:style-name="P4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8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" draw:text-style-name="P2" draw:layer="layout" svg:width="21.5cm" svg:height="11.163cm" svg:x="3.5cm" svg:y="2.474cm">
          <draw:text-box>
            <text:p text:style-name="P2"><text:span text:style-name="T1"/></text:p>
            <text:p text:style-name="P4"><text:span text:style-name="T2"/></text:p>
            <text:p text:style-name="P4"><text:span text:style-name="T2">byteplay</text:span></text:p>
            <text:p text:style-name="P4"><text:span text:style-name="T2"/></text:p>
            <text:p text:style-name="P4"><text:span text:style-name="T4">http://code.google.com/p/byteplay/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15">don't hack bytecode without it</text:span></text:p>
            <text:p text:style-name="P4"><text:span text:style-name="T4"/></text:p>
            <text:p text:style-name="P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9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2" draw:layer="layout" svg:width="23cm" svg:height="6.147cm" svg:x="2cm" svg:y="3.168cm">
          <draw:text-box>
            <text:p text:style-name="P2"><text:span text:style-name="T6">&gt;&gt;&gt; a = 1</text:span></text:p>
            <text:p text:style-name="P2"><text:span text:style-name="T6">&gt;&gt;&gt; def add_a(b):</text:span></text:p>
            <text:p text:style-name="P2"><text:span text:style-name="T6">... <text:s text:c="4"/>return a + b</text:span></text:p>
            <text:p text:style-name="P2"><text:span text:style-name="T6">... </text:span></text:p>
            <text:p text:style-name="P2"><text:span text:style-name="T6">&gt;&gt;&gt; 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0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2" draw:layer="layout" svg:width="23cm" svg:height="10.569cm" svg:x="2cm" svg:y="3.168cm">
          <draw:text-box>
            <text:p text:style-name="P2"><text:span text:style-name="T6">&gt;&gt;&gt; a = 1</text:span></text:p>
            <text:p text:style-name="P2"><text:span text:style-name="T6">&gt;&gt;&gt; def add_a(b):</text:span></text:p>
            <text:p text:style-name="P2"><text:span text:style-name="T6">... <text:s text:c="4"/>return a + b</text:span></text:p>
            <text:p text:style-name="P2"><text:span text:style-name="T6">... </text:span></text:p>
            <text:p text:style-name="P2"><text:span text:style-name="T6">&gt;&gt;&gt; </text:span></text:p>
            <text:p text:style-name="P2"><text:span text:style-name="T6">&gt;&gt;&gt;</text:span></text:p>
            <text:p text:style-name="P2"><text:span text:style-name="T6">&gt;&gt;&gt; dis.dis(add_a)</text:span></text:p>
            <text:p text:style-name="P2"><text:span text:style-name="T6"><text:s text:c="7"/></text:span><text:span text:style-name="T6">LOAD_GLOBAL <text:s text:c="13"/>0 (a)</text:span></text:p>
            <text:p text:style-name="P2"><text:span text:style-name="T6"><text:s text:c="7"/></text:span><text:span text:style-name="T6">LOAD_FAST <text:s text:c="15"/>0 (b)</text:span></text:p>
            <text:p text:style-name="P2"><text:span text:style-name="T6"><text:s text:c="7"/></text:span><text:span text:style-name="T6">BINARY_ADD <text:s text:c="9"/></text:span></text:p>
            <text:p text:style-name="P2"><text:span text:style-name="T6"><text:s text:c="7"/></text:span><text:span text:style-name="T6">RETURN_VALUE <text:s text:c="7"/></text:span></text:p>
            <text:p text:style-name="P2"><text:span text:style-name="T6">&gt;&gt;&gt; </text:span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" draw:text-style-name="P2" draw:layer="layout" svg:width="25.5cm" svg:height="8.358cm" svg:x="2cm" svg:y="3.168cm">
          <draw:text-box>
            <text:p text:style-name="P2"><text:span text:style-name="T6">&gt;&gt;&gt; a = 1</text:span></text:p>
            <text:p text:style-name="P2"><text:span text:style-name="T6">&gt;&gt;&gt; @promise.invariant(["a"])</text:span></text:p>
            <text:p text:style-name="P2"><text:span text:style-name="T6">... def add_a(b):</text:span></text:p>
            <text:p text:style-name="P2"><text:span text:style-name="T6">... <text:s text:c="4"/>return a + b</text:span></text:p>
            <text:p text:style-name="P2"><text:span text:style-name="T6">... </text:span></text:p>
            <text:p text:style-name="P2"><text:span text:style-name="T6">&gt;&gt;&gt; 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1" draw:text-style-name="P2" draw:layer="layout" svg:width="25.5cm" svg:height="14.991cm" svg:x="2cm" svg:y="3.168cm">
          <draw:text-box>
            <text:p text:style-name="P2"><text:span text:style-name="T6">&gt;&gt;&gt; a = 1</text:span></text:p>
            <text:p text:style-name="P2"><text:span text:style-name="T6">&gt;&gt;&gt; @promise.invariant(["a"])</text:span></text:p>
            <text:p text:style-name="P2"><text:span text:style-name="T6">... def add_a(b):</text:span></text:p>
            <text:p text:style-name="P2"><text:span text:style-name="T6">... <text:s text:c="4"/>return a + b</text:span></text:p>
            <text:p text:style-name="P2"><text:span text:style-name="T6">... </text:span></text:p>
            <text:p text:style-name="P2"><text:span text:style-name="T6">&gt;&gt;&gt; </text:span></text:p>
            <text:p text:style-name="P2"><text:span text:style-name="T6">&gt;&gt;&gt; </text:span></text:p>
            <text:p text:style-name="P2"><text:span text:style-name="T6">&gt;&gt;&gt; dis.dis(add_a)</text:span></text:p>
            <text:p text:style-name="P2"><text:span text:style-name="T10"><text:s text:c="7"/></text:span><text:span text:style-name="T10">LOAD_GLOBAL <text:s text:c="13"/>0 (a)</text:span></text:p>
            <text:p text:style-name="P2"><text:span text:style-name="T10"><text:s text:c="7"/></text:span><text:span text:style-name="T10">STORE_FAST <text:s text:c="14"/>1 (_promise_var1_a)</text:span></text:p>
            <text:p text:style-name="P2"><text:span text:style-name="T6"/></text:p>
            <text:p text:style-name="P2"><text:span text:style-name="T6"><text:s text:c="7"/></text:span><text:span text:style-name="T6">LOAD_FAST <text:s text:c="15"/>1 (_promise_var1_a)</text:span></text:p>
            <text:p text:style-name="P2"><text:span text:style-name="T6"><text:s text:c="7"/></text:span><text:span text:style-name="T6">LOAD_FAST <text:s text:c="15"/>0 (b)</text:span></text:p>
            <text:p text:style-name="P2"><text:span text:style-name="T6"><text:s text:c="7"/></text:span><text:span text:style-name="T6">BINARY_ADD <text:s text:c="9"/></text:span></text:p>
            <text:p text:style-name="P2"><text:span text:style-name="T6"><text:s text:c="7"/></text:span><text:span text:style-name="T6">RETURN_VALUE <text:s text:c="7"/></text:span></text:p>
            <text:p text:style-name="P2"><text:span text:style-name="T6">&gt;&gt;&gt; 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2" draw:layer="layout" svg:width="25.5cm" svg:height="9.095cm" svg:x="2cm" svg:y="3.168cm">
          <draw:text-box>
            <text:p text:style-name="P2"><text:span text:style-name="T6">&gt;&gt;&gt; a = 1</text:span></text:p>
            <text:p text:style-name="P2"><text:span text:style-name="T6">&gt;&gt;&gt; @promise.constant(["a"])</text:span></text:p>
            <text:p text:style-name="P2"><text:span text:style-name="T6">... def add_a(b):</text:span></text:p>
            <text:p text:style-name="P2"><text:span text:style-name="T6">... <text:s text:c="4"/>return a + b</text:span></text:p>
            <text:p text:style-name="P2"><text:span text:style-name="T6">... </text:span></text:p>
            <text:p text:style-name="P2"><text:span text:style-name="T16">&gt;&gt;&gt; </text:span></text:p>
            <text:p text:style-name="P2"><text:span text:style-name="T6"><text:s text:c="5"/></text:span></text:p>
            <text:p text:style-name="P2"><text:span text:style-name="T6"><text:s text:c="9"/>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" draw:text-style-name="P2" draw:layer="layout" svg:width="25.5cm" svg:height="12.043cm" svg:x="2cm" svg:y="3.168cm">
          <draw:text-box>
            <text:p text:style-name="P2"><text:span text:style-name="T6">&gt;&gt;&gt; a = 1</text:span></text:p>
            <text:p text:style-name="P2"><text:span text:style-name="T6">&gt;&gt;&gt; @promise.constant(["a"])</text:span></text:p>
            <text:p text:style-name="P2"><text:span text:style-name="T6">... def add_a(b):</text:span></text:p>
            <text:p text:style-name="P2"><text:span text:style-name="T6">... <text:s text:c="4"/>return a + b</text:span></text:p>
            <text:p text:style-name="P2"><text:span text:style-name="T6">... </text:span></text:p>
            <text:p text:style-name="P2"><text:span text:style-name="T16">&gt;&gt;&gt; </text:span></text:p>
            <text:p text:style-name="P2"><text:span text:style-name="T16">&gt;&gt;&gt; </text:span></text:p>
            <text:p text:style-name="P2"><text:span text:style-name="T6">&gt;&gt;&gt; dis.dis(add_a)</text:span></text:p>
            <text:p text:style-name="P2"><text:span text:style-name="T6"><text:s text:c="7"/></text:span><text:span text:style-name="T10">LOAD_CONST <text:s text:c="14"/>1 (1)</text:span></text:p>
            <text:p text:style-name="P2"><text:span text:style-name="T6"><text:s text:c="7"/></text:span><text:span text:style-name="T6">LOAD_FAST <text:s text:c="15"/>0 (b)</text:span></text:p>
            <text:p text:style-name="P2"><text:span text:style-name="T6"><text:s text:c="7"/></text:span><text:span text:style-name="T6">BINARY_ADD <text:s text:c="9"/></text:span></text:p>
            <text:p text:style-name="P2"><text:span text:style-name="T6"><text:s text:c="9"/>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" draw:text-style-name="P2" draw:layer="layout" svg:width="25.5cm" svg:height="11.306cm" svg:x="2cm" svg:y="3.168cm">
          <draw:text-box>
            <text:p text:style-name="P2"><text:span text:style-name="T6">&gt;&gt;&gt; a = 1</text:span></text:p>
            <text:p text:style-name="P2"><text:span text:style-name="T16">&gt;&gt;&gt; def calc():</text:span></text:p>
            <text:p text:style-name="P2"><text:span text:style-name="T16">... <text:s text:c="4"/>return add_a(7)</text:span></text:p>
            <text:p text:style-name="P2"><text:span text:style-name="T16">... </text:span></text:p>
            <text:p text:style-name="P2"><text:span text:style-name="T6">&gt;&gt;&gt; def add_a(b):</text:span></text:p>
            <text:p text:style-name="P2"><text:span text:style-name="T6">... <text:s text:c="4"/>return a + b</text:span></text:p>
            <text:p text:style-name="P2"><text:span text:style-name="T6">... </text:span></text:p>
            <text:p text:style-name="P2"><text:span text:style-name="T6">&gt;&gt;&gt; </text:span></text:p>
            <text:p text:style-name="P2"><text:span text:style-name="T6"/></text:p>
            <text:p text:style-name="P2"><text:span text:style-name="T6"><text:s text:c="3"/></text:span></text:p>
            <text:p text:style-name="P2"><text:span text:style-name="T6"><text:s text:c="9"/>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6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1" draw:text-style-name="P2" draw:layer="layout" svg:width="25.5cm" svg:height="14.991cm" svg:x="2cm" svg:y="3.168cm">
          <draw:text-box>
            <text:p text:style-name="P2"><text:span text:style-name="T6">&gt;&gt;&gt; a = 1</text:span></text:p>
            <text:p text:style-name="P2"><text:span text:style-name="T16">&gt;&gt;&gt; def calc():</text:span></text:p>
            <text:p text:style-name="P2"><text:span text:style-name="T16">... <text:s text:c="4"/>return add_a(7)</text:span></text:p>
            <text:p text:style-name="P2"><text:span text:style-name="T16">... </text:span></text:p>
            <text:p text:style-name="P2"><text:span text:style-name="T6">&gt;&gt;&gt; def add_a(b):</text:span></text:p>
            <text:p text:style-name="P2"><text:span text:style-name="T6">... <text:s text:c="4"/>return a + b</text:span></text:p>
            <text:p text:style-name="P2"><text:span text:style-name="T6">... </text:span></text:p>
            <text:p text:style-name="P2"><text:span text:style-name="T6">&gt;&gt;&gt; </text:span></text:p>
            <text:p text:style-name="P2"><text:span text:style-name="T6">&gt;&gt;&gt; dis.dis(calc)</text:span></text:p>
            <text:p text:style-name="P2"><text:span text:style-name="T6"><text:s text:c="7"/></text:span><text:span text:style-name="T6">LOAD_GLOBAL <text:s text:c="13"/>0 (add_a)</text:span></text:p>
            <text:p text:style-name="P2"><text:span text:style-name="T6"><text:s text:c="7"/></text:span><text:span text:style-name="T6">LOAD_CONST <text:s text:c="14"/>1 (7)</text:span></text:p>
            <text:p text:style-name="P2"><text:span text:style-name="T6"><text:s text:c="7"/></text:span><text:span text:style-name="T6">CALL_FUNCTION <text:s text:c="11"/>1</text:span></text:p>
            <text:p text:style-name="P2"><text:span text:style-name="T6"><text:s text:c="7"/></text:span><text:span text:style-name="T6">RETURN_VALUE <text:s text:c="7"/></text:span></text:p>
            <text:p text:style-name="P2"><text:span text:style-name="T6">&gt;&gt;&gt; </text:span></text:p>
            <text:p text:style-name="P2"><text:span text:style-name="T6"><text:s text:c="3"/></text:span></text:p>
            <text:p text:style-name="P2"><text:span text:style-name="T6"><text:s text:c="9"/>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7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1" draw:text-style-name="P2" draw:layer="layout" svg:width="25.5cm" svg:height="14.991cm" svg:x="2cm" svg:y="0.848cm">
          <draw:text-box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&gt;&gt;&gt; a = 1</text:span></text:p>
            <text:p text:style-name="P2"><text:span text:style-name="T6">&gt;&gt;&gt; @promise.constant(["add_a"])</text:span></text:p>
            <text:p text:style-name="P2"><text:span text:style-name="T6">... def calc():</text:span></text:p>
            <text:p text:style-name="P2"><text:span text:style-name="T6">... <text:s text:c="4"/>return add_a(7)</text:span></text:p>
            <text:p text:style-name="P2"><text:span text:style-name="T6">... </text:span></text:p>
            <text:p text:style-name="P2"><text:span text:style-name="T6">&gt;&gt;&gt; @promise.pure()</text:span></text:p>
            <text:p text:style-name="P2"><text:span text:style-name="T6">... def add_a(b):</text:span></text:p>
            <text:p text:style-name="P2"><text:span text:style-name="T6">... <text:s text:c="4"/>return a + b</text:span></text:p>
            <text:p text:style-name="P2"><text:span text:style-name="T6">... </text:span></text:p>
            <text:p text:style-name="P2"><text:span text:style-name="T6">&gt;&gt;&gt; <text:s/></text:span></text:p>
            <text:p text:style-name="P2"><text:span text:style-name="T6"/></text:p>
            <text:p text:style-name="P2"><text:span text:style-name="T6"><text:s text:c="3"/></text:span></text:p>
            <text:p text:style-name="P2"><text:span text:style-name="T6"><text:s text:c="9"/>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8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1" draw:text-style-name="P2" draw:layer="layout" svg:width="25.5cm" svg:height="20.887cm" svg:x="2cm" svg:y="3.168cm">
          <draw:text-box>
            <text:p text:style-name="P2"><text:span text:style-name="T6">&gt;&gt;&gt; a = 1</text:span></text:p>
            <text:p text:style-name="P2"><text:span text:style-name="T6">&gt;&gt;&gt; @promise.constant(["add_a"])</text:span></text:p>
            <text:p text:style-name="P2"><text:span text:style-name="T6">... def calc():</text:span></text:p>
            <text:p text:style-name="P2"><text:span text:style-name="T6">... <text:s text:c="4"/>return add_a(7)</text:span></text:p>
            <text:p text:style-name="P2"><text:span text:style-name="T6">... </text:span></text:p>
            <text:p text:style-name="P2"><text:span text:style-name="T6">&gt;&gt;&gt; @promise.pure()</text:span></text:p>
            <text:p text:style-name="P2"><text:span text:style-name="T6">... def add_a(b):</text:span></text:p>
            <text:p text:style-name="P2"><text:span text:style-name="T6">... <text:s text:c="4"/>return a + b</text:span></text:p>
            <text:p text:style-name="P2"><text:span text:style-name="T6">... </text:span></text:p>
            <text:p text:style-name="P2"><text:span text:style-name="T6">&gt;&gt;&gt; </text:span></text:p>
            <text:p text:style-name="P2"><text:span text:style-name="T6">&gt;&gt;&gt; dis.dis(calc)</text:span></text:p>
            <text:p text:style-name="P2"><text:span text:style-name="T10"><text:s text:c="8"/></text:span><text:span text:style-name="T10">LOAD_CONST <text:s text:c="8"/>1 (</text:span><text:span text:style-name="T17">&lt;function apply_deferred_promises&gt;</text:span><text:span text:style-name="T10">)</text:span></text:p>
            <text:p text:style-name="P2"><text:span text:style-name="T10"><text:s text:c="8"/></text:span><text:span text:style-name="T10">LOAD_CONST <text:s text:c="8"/>2 (&lt;function calc&gt;)</text:span></text:p>
            <text:p text:style-name="P2"><text:span text:style-name="T10"><text:s text:c="8"/></text:span><text:span text:style-name="T10">CALL_FUNCTION <text:s text:c="5"/>1</text:span></text:p>
            <text:p text:style-name="P2"><text:span text:style-name="T10"><text:s text:c="8"/></text:span><text:span text:style-name="T10">POP_TOP</text:span><text:span text:style-name="T6"> <text:s text:c="12"/></text:span></text:p>
            <text:p text:style-name="P2"><text:span text:style-name="T6"/></text:p>
            <text:p text:style-name="P2"><text:span text:style-name="T6"><text:s text:c="8"/></text:span><text:span text:style-name="T6">LOAD_GLOBAL <text:s text:c="7"/>0 (add_a)</text:span></text:p>
            <text:p text:style-name="P2"><text:span text:style-name="T6"><text:s text:c="8"/></text:span><text:span text:style-name="T6">LOAD_CONST <text:s text:c="8"/>3 (7)</text:span></text:p>
            <text:p text:style-name="P2"><text:span text:style-name="T6"><text:s text:c="8"/></text:span><text:span text:style-name="T6">CALL_FUNCTION <text:s text:c="5"/>1</text:span></text:p>
            <text:p text:style-name="P2"><text:span text:style-name="T6"><text:s text:c="8"/></text:span><text:span text:style-name="T6">RETURN_VALUE <text:s text:c="7"/></text:span></text:p>
            <text:p text:style-name="P2"><text:span text:style-name="T6">&gt;&gt;&gt; </text:span></text:p>
            <text:p text:style-name="P2"><text:span text:style-name="T6"/></text:p>
            <text:p text:style-name="P2"><text:span text:style-name="T6"><text:s text:c="3"/></text:span></text:p>
            <text:p text:style-name="P2"><text:span text:style-name="T6"><text:s text:c="9"/>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9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1" draw:text-style-name="P2" draw:layer="layout" svg:width="25.5cm" svg:height="12.78cm" svg:x="2cm" svg:y="0.111cm">
          <draw:text-box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&gt;&gt;&gt; calc._promise_deferred</text:span></text:p>
            <text:p text:style-name="P2"><text:span text:style-name="T6">[&lt;promise.constant object at 0xb77a5b0c&gt;]</text:span></text:p>
            <text:p text:style-name="P2"><text:span text:style-name="T6">&gt;&gt;&gt;</text:span></text:p>
            <text:p text:style-name="P2"><text:span text:style-name="T1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<text:s text:c="3"/></text:span></text:p>
            <text:p text:style-name="P2"><text:span text:style-name="T6"><text:s text:c="9"/>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0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1" draw:text-style-name="P2" draw:layer="layout" svg:width="25.5cm" svg:height="14.991cm" svg:x="2cm" svg:y="0.5cm">
          <draw:text-box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&gt;&gt;&gt; calc._promise_deferred</text:span></text:p>
            <text:p text:style-name="P2"><text:span text:style-name="T6">[&lt;promise.constant object at 0xb77a5b0c&gt;]</text:span></text:p>
            <text:p text:style-name="P2"><text:span text:style-name="T6">&gt;&gt;&gt;</text:span></text:p>
            <text:p text:style-name="P2"><text:span text:style-name="T6">&gt;&gt;&gt; calc()</text:span></text:p>
            <text:p text:style-name="P2"><text:span text:style-name="T6">8</text:span></text:p>
            <text:p text:style-name="P2"><text:span text:style-name="T6">&gt;&gt;&gt; </text:span></text:p>
            <text:p text:style-name="P2"><text:span text:style-name="T1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<text:s text:c="3"/></text:span></text:p>
            <text:p text:style-name="P2"><text:span text:style-name="T6"><text:s text:c="9"/>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1" draw:text-style-name="P2" draw:layer="layout" svg:width="25.5cm" svg:height="20.887cm" svg:x="2cm" svg:y="0.111cm">
          <draw:text-box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&gt;&gt;&gt; calc._promise_deferred</text:span></text:p>
            <text:p text:style-name="P2"><text:span text:style-name="T6">[&lt;promise.constant object at 0xb77a5b0c&gt;]</text:span></text:p>
            <text:p text:style-name="P2"><text:span text:style-name="T6">&gt;&gt;&gt;</text:span></text:p>
            <text:p text:style-name="P2"><text:span text:style-name="T6">&gt;&gt;&gt; calc()</text:span></text:p>
            <text:p text:style-name="P2"><text:span text:style-name="T6">8</text:span></text:p>
            <text:p text:style-name="P2"><text:span text:style-name="T6">&gt;&gt;&gt; </text:span></text:p>
            <text:p text:style-name="P2"><text:span text:style-name="T16">&gt;&gt;&gt; dis.dis(calc)</text:span></text:p>
            <text:p text:style-name="P2"><text:span text:style-name="T16"><text:s text:c="7"/></text:span><text:span text:style-name="T16">LOAD_CONST <text:s text:c="14"/>1 (7)</text:span></text:p>
            <text:p text:style-name="P2"><text:span text:style-name="T18"><text:s text:c="7"/></text:span><text:span text:style-name="T18">STORE_FAST <text:s text:c="14"/>0 (_promise_var3_b)</text:span></text:p>
            <text:p text:style-name="P2"><text:span text:style-name="T18"><text:s text:c="7"/></text:span><text:span text:style-name="T18">LOAD_CONST <text:s text:c="14"/>2 (1)</text:span></text:p>
            <text:p text:style-name="P2"><text:span text:style-name="T18"><text:s text:c="7"/></text:span><text:span text:style-name="T18">LOAD_FAST <text:s text:c="15"/>0 (_promise_var3_b)</text:span></text:p>
            <text:p text:style-name="P2"><text:span text:style-name="T18"><text:s text:c="7"/></text:span><text:span text:style-name="T18">BINARY_ADD <text:s text:c="9"/></text:span></text:p>
            <text:p text:style-name="P2"><text:span text:style-name="T18"><text:s text:c="7"/></text:span><text:span text:style-name="T18">JUMP_ABSOLUTE <text:s text:c="10"/>16</text:span></text:p>
            <text:p text:style-name="P2"><text:span text:style-name="T16"><text:s text:c="7"/></text:span><text:span text:style-name="T16">RETURN_VALUE <text:s text:c="7"/></text:span></text:p>
            <text:p text:style-name="P2"><text:span text:style-name="T16">&gt;&gt;&gt; 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<text:s text:c="3"/></text:span></text:p>
            <text:p text:style-name="P2"><text:span text:style-name="T6"><text:s text:c="9"/>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1" draw:text-style-name="P4" draw:layer="layout" svg:width="20cm" svg:height="7.23cm" svg:x="3.5cm" svg:y="5cm">
          <draw:text-box>
            <text:p text:style-name="P4"><text:span text:style-name="T1"/></text:p>
            <text:p text:style-name="P4"><text:span text:style-name="T2"/></text:p>
            <text:p text:style-name="P4"><text:span text:style-name="T5"/></text:p>
            <text:list text:style-name="L2">
              <text:list-header>
                <text:p text:style-name="P4"><text:span text:style-name="T7">The Why</text:span></text:p>
                <text:p text:style-name="P4"><text:span text:style-name="T7"/></text:p>
              </text:list-header>
            </text:list>
            <text:p text:style-name="P4"><text:span text:style-name="T4"/></text:p>
            <text:p text:style-name="P4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1" draw:text-style-name="P4" draw:layer="layout" svg:width="23.5cm" svg:height="9.694cm" svg:x="2.5cm" svg:y="2.806cm">
          <draw:text-box>
            <text:p text:style-name="P4"><text:span text:style-name="T1"/></text:p>
            <text:p text:style-name="P4"><text:span text:style-name="T2"/></text:p>
            <text:p text:style-name="P4"><text:span text:style-name="T7">For fun!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list text:style-name="L2">
              <text:list-header>
                <text:p text:style-name="P4"><text:span text:style-name="T7"/></text:p>
              </text:list-header>
            </text:list>
            <text:p text:style-name="P4"><text:span text:style-name="T4"/></text:p>
            <text:p text:style-name="P4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1" draw:text-style-name="P4" draw:layer="layout" svg:width="23.5cm" svg:height="9.694cm" svg:x="2.5cm" svg:y="2.806cm">
          <draw:text-box>
            <text:p text:style-name="P4"><text:span text:style-name="T1"/></text:p>
            <text:p text:style-name="P4"><text:span text:style-name="T2"/></text:p>
            <text:p text:style-name="P4"><text:span text:style-name="T7">For fun!</text:span></text:p>
            <text:p text:style-name="P4"><text:span text:style-name="T2"/></text:p>
            <text:p text:style-name="P4"><text:span text:style-name="T2"/></text:p>
            <text:p text:style-name="P4"><text:span text:style-name="T2">None of my production code is CPU-bound</text:span></text:p>
            <text:list text:style-name="L2">
              <text:list-header>
                <text:p text:style-name="P4"><text:span text:style-name="T7"/></text:p>
              </text:list-header>
            </text:list>
            <text:p text:style-name="P4"><text:span text:style-name="T4"/></text:p>
            <text:p text:style-name="P4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1" draw:text-style-name="P4" draw:layer="layout" svg:width="24.5cm" svg:height="10.761cm" svg:x="2cm" svg:y="3cm">
          <draw:text-box>
            <text:p text:style-name="P4"><text:span text:style-name="T1"/></text:p>
            <text:p text:style-name="P4"><text:span text:style-name="T2"/></text:p>
            <text:list text:style-name="L3">
              <text:list-header>
                <text:p text:style-name="P5"><text:span text:style-name="T7"/></text:p>
              </text:list-header>
              <text:list-item>
                <text:p text:style-name="P8"><text:span text:style-name="T2"><text:s/></text:span><text:span text:style-name="T2">You probably don't need to optimise</text:span></text:p>
                <text:p text:style-name="P8"><text:span text:style-name="T19"/></text:p>
              </text:list-item>
            </text:list>
            <text:list text:style-name="L2">
              <text:list-header>
                <text:p text:style-name="P4"><text:span text:style-name="T7"/></text:p>
              </text:list-header>
            </text:list>
            <text:p text:style-name="P4"><text:span text:style-name="T4"/></text:p>
            <text:p text:style-name="P4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6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1" draw:text-style-name="P4" draw:layer="layout" svg:width="24.5cm" svg:height="12.895cm" svg:x="2cm" svg:y="3cm">
          <draw:text-box>
            <text:p text:style-name="P4"><text:span text:style-name="T1"/></text:p>
            <text:p text:style-name="P4"><text:span text:style-name="T2"/></text:p>
            <text:list text:style-name="L3">
              <text:list-header>
                <text:p text:style-name="P5"><text:span text:style-name="T7"/></text:p>
              </text:list-header>
              <text:list-item>
                <text:p text:style-name="P8"><text:span text:style-name="T2"><text:s/></text:span><text:span text:style-name="T2">You probably don't need to optimise</text:span></text:p>
              </text:list-item>
              <text:list-item>
                <text:p text:style-name="P8"><text:span text:style-name="T2"><text:s/></text:span><text:span text:style-name="T2">You probably don't need to optimise </text:span><text:span text:style-name="T20">that</text:span></text:p>
                <text:p text:style-name="P8"><text:span text:style-name="T19"/></text:p>
              </text:list-item>
            </text:list>
            <text:list text:style-name="L2">
              <text:list-header>
                <text:p text:style-name="P4"><text:span text:style-name="T7"/></text:p>
              </text:list-header>
            </text:list>
            <text:p text:style-name="P4"><text:span text:style-name="T4"/></text:p>
            <text:p text:style-name="P4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7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1" draw:text-style-name="P4" draw:layer="layout" svg:width="24.5cm" svg:height="12.895cm" svg:x="2cm" svg:y="3cm">
          <draw:text-box>
            <text:p text:style-name="P4"><text:span text:style-name="T1"/></text:p>
            <text:p text:style-name="P4"><text:span text:style-name="T2"/></text:p>
            <text:list text:style-name="L3">
              <text:list-header>
                <text:p text:style-name="P5"><text:span text:style-name="T7"/></text:p>
              </text:list-header>
              <text:list-item>
                <text:p text:style-name="P8"><text:span text:style-name="T2"><text:s/></text:span><text:span text:style-name="T2">You probably don't need to optimise</text:span></text:p>
              </text:list-item>
              <text:list-item>
                <text:p text:style-name="P8"><text:span text:style-name="T2"><text:s/></text:span><text:span text:style-name="T2">You probably don't need to optimise </text:span><text:span text:style-name="T20">that</text:span></text:p>
              </text:list-item>
              <text:list-item>
                <text:p text:style-name="P8"><text:span text:style-name="T19"><text:s/></text:span><text:span text:style-name="T19">You probably need a better algorithm</text:span></text:p>
              </text:list-item>
            </text:list>
            <text:list text:style-name="L2">
              <text:list-header>
                <text:p text:style-name="P4"><text:span text:style-name="T7"/></text:p>
              </text:list-header>
            </text:list>
            <text:p text:style-name="P4"><text:span text:style-name="T4"/></text:p>
            <text:p text:style-name="P4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8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1" draw:text-style-name="P4" draw:layer="layout" svg:width="24.5cm" svg:height="10.761cm" svg:x="2cm" svg:y="3cm">
          <draw:text-box>
            <text:p text:style-name="P4"><text:span text:style-name="T1"/></text:p>
            <text:p text:style-name="P4"><text:span text:style-name="T2"/></text:p>
            <text:list text:style-name="L3">
              <text:list-header>
                <text:p text:style-name="P5"><text:span text:style-name="T7"/></text:p>
                <text:p text:style-name="P8"><text:span text:style-name="T19"/></text:p>
              </text:list-header>
              <text:list-item text:style-override="L4">
                <text:p text:style-name="P8"><text:span text:style-name="T19"><text:s/></text:span><text:span text:style-name="T19">Don't ugly up your code</text:span></text:p>
              </text:list-item>
            </text:list>
            <text:list text:style-name="L2">
              <text:list-header>
                <text:p text:style-name="P4"><text:span text:style-name="T7"/></text:p>
              </text:list-header>
            </text:list>
            <text:p text:style-name="P4"><text:span text:style-name="T4"/></text:p>
            <text:p text:style-name="P4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9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1" draw:text-style-name="P2" draw:layer="layout" svg:width="21.5cm" svg:height="7.06cm" svg:x="3.5cm" svg:y="2.474cm">
          <draw:text-box>
            <text:p><text:span text:style-name="T1"/></text:p>
            <text:p text:style-name="P1"><text:span text:style-name="T2"/></text:p>
            <text:p text:style-name="P1"><text:span text:style-name="T2">come fork me:</text:span></text:p>
            <text:p text:style-name="P1"><text:span text:style-name="T2"/></text:p>
            <text:p text:style-name="P1"><text:span text:style-name="T4">http://github.com/rfk/promise/</text:span></text:p>
            <text:p text:style-name="P1"><text:span text:style-name="T4"/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0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yan Kelly</meta:initial-creator>
    <meta:creation-date>2009-11-25T21:25:20</meta:creation-date>
    <meta:editing-duration>PT01H33M29S</meta:editing-duration>
    <meta:editing-cycles>60</meta:editing-cycles>
    <dc:date>2009-12-08T17:33:43</dc:date>
    <dc:creator>Ryan Kelly</dc:creator>
    <meta:generator>OpenOffice.org/3.1$Linux OpenOffice.org_project/310m19$Build-9420</meta:generator>
    <meta:document-statistic meta:object-count="178"/>
  </office:meta>
</office:document-meta>
</file>